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euron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3109" calcext:value-type="float">
            <text:p>0.310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3618" calcext:value-type="float">
            <text:p>0.3618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3529" calcext:value-type="float">
            <text:p>0.3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3:52:44.227852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8:02:36.262038940</meta:creation-date>
    <dc:date>2022-05-02T13:54:06.146038866</dc:date>
    <meta:editing-duration>PT7H55M13S</meta:editing-duration>
    <meta:editing-cycles>3</meta:editing-cycles>
    <meta:generator>LibreOffice/6.4.7.2$Linux_X86_64 LibreOffice_project/40$Build-2</meta:generator>
    <meta:document-statistic meta:table-count="1" meta:cell-count="16" meta:object-count="0"/>
  </office:meta>
</office:document-meta>
</file>